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5.084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 style:data-style-name="N50"/>
    <style:style style:name="ce4" style:family="table-cell" style:parent-style-name="Default" style:data-style-name="N84"/>
    <style:style style:name="ce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Default"/>
        <table:table-row table:style-name="ro1">
          <table:table-cell table:style-name="Default" office:value-type="string">
            <text:p>Subject_id</text:p>
          </table:table-cell>
          <table:table-cell table:style-name="Default" office:value-type="string">
            <text:p>Start_time</text:p>
          </table:table-cell>
          <table:table-cell table:style-name="Default" office:value-type="string">
            <text:p>Stop_time</text:p>
          </table:table-cell>
          <table:table-cell office:value-type="string">
            <text:p>Remarks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example_01</text:p>
          </table:table-cell>
          <table:table-cell office:value-type="date" office:date-value="1918-01-24T08:00:00">
            <text:p>24/01/18 08:00</text:p>
          </table:table-cell>
          <table:table-cell office:value-type="date" office:date-value="1918-02-02T08:00:00">
            <text:p>02/02/18 08:00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example_03</text:p>
          </table:table-cell>
          <table:table-cell office:value-type="date" office:date-value="1918-01-26T14:14:00">
            <text:p>26/01/18 14:14</text:p>
          </table:table-cell>
          <table:table-cell office:value-type="date" office:date-value="1918-02-05T14:14:00">
            <text:p>05/02/18 14:14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bad_example</text:p>
          </table:table-cell>
          <table:table-cell office:value-type="date" office:date-value="1970-01-01">
            <text:p>01/01/70 00:00</text:p>
          </table:table-cell>
          <table:table-cell office:value-type="date" office:date-value="1970-02-01">
            <text:p>01/02/70 00:0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number-columns-repeated="5"/>
        </table:table-row>
        <table:table-row table:style-name="ro1" table:number-rows-repeated="32">
          <table:table-cell table:number-columns-repeated="6"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Mono" svg:font-family="'Liberation Mono', 'Nimbus Mono L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23/01/2019</text:date>, <text:time>17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54:15.135857425</meta:creation-date>
    <dc:date>2019-01-23T17:42:39</dc:date>
    <meta:editing-duration>P12DT22H30M13S</meta:editing-duration>
    <meta:editing-cycles>71</meta:editing-cycles>
    <meta:generator>OpenOffice/4.1.3$Unix OpenOffice.org_project/413m1$Build-9783</meta:generator>
    <dc:creator>Grégory Hammad</dc:creator>
    <meta:document-statistic meta:table-count="1" meta:cell-count="13" meta:object-count="0"/>
  </office:meta>
</office:document-meta>
</file>